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AA</text:p>
      <text:p text:style-name="P2">Company Registration No : BBB</text:p>
      <text:p text:style-name="P2">(Incorporated in the Republic of Singapore)</text:p>
      <text:p text:style-name="P1"></text:p>
      <text:p text:style-name="P1"></text:p>
      <text:p text:style-name="P1"></text:p>
      <text:p text:style-name="P1"></text:p>
      <text:p text:style-name="P1"><text:span text:style-name="T1">ATTENDANCE LIST FOR THE EXTRAODINARY GENERAL MEETING</text:span> of the members of the Company held at :</text:p>
      <text:p text:style-name="P1"></text:p>
      <text:p text:style-name="P1"></text:p>
      <text:p text:style-name="P1">Date and Time <text:s text:c="2"/>:<text:tab/><text:tab/><text:tab/>at <text:s/>3.00 pm</text:p>
      <text:p text:style-name="P1"></text:p>
      <text:p text:style-name="P1"></text:p>
      <text:p text:style-name="P1">Venue<text:tab/> <text:s text:c="14"/>: <text:s/>VVV </text:p>
      <text:p text:style-name="P1"></text:p>
      <text:p text:style-name="P4"></text:p>
      <text:p text:style-name="P1"></text:p>
      <text:p text:style-name="P1"></text:p>
      <text:p text:style-name="P2"><text:span text:style-name="T2">P R E S E N T</text:span> 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 text:c="8"/><text:span text:style-name="T1">MEMBERS<text:tab/><text:tab/><text:tab/><text:tab/><text:tab/> <text:s text:c="22"/>SIGNATURE<text:tab/><text:tab/></text:span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CCC<text:tab/><text:tab/><text:tab/><text:tab/>: <text:s text:c="7"/>____________________________________________</text:p>
      <text:p text:style-name="P1"></text:p>
      <text:p text:style-name="P1"></text:p>
      <text:p text:style-name="P1"></text:p>
      <text:p text:style-name="P1"></text:p>
      <text:p text:style-name="P1"></text:p>
      <text:p text:style-name="P1">DDD<text:tab/><text:tab/><text:tab/><text:tab/>: <text:s text:c="6"/>_____________________________________________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27:12</meta:creation-date>
    <dc:date>2015-12-11T10:29:59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38" meta:word-count="53" meta:character-count="453" meta:non-whitespace-character-count="292"/>
    <meta:generator>LibreOffice/3.5$Linux_X86_64 LibreOffice_project/350m1$Build-2</meta:generator>
  </office:meta>
</office:document-meta>
</file>